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1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1.83cm"/>
    </style:style>
    <style:style style:name="gr6" style:family="graphic" style:parent-style-name="standard">
      <style:graphic-properties draw:stroke="none" svg:stroke-color="#000000" draw:fill="none" draw:fill-color="#ffffff" fo:min-height="0.64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rect draw:style-name="gr1" draw:text-style-name="P1" draw:layer="layout" svg:width="3.518cm" svg:height="4.126cm" svg:x="9.381cm" svg:y="1.777cm">
            <text:p text:style-name="P1">DB</text:p>
          </draw:rect>
          <draw:ellipse draw:style-name="gr2" draw:text-style-name="P1" draw:layer="layout" svg:width="3.518cm" svg:height="1.111cm" svg:x="9.381cm" svg:y="1.3cm">
            <text:p/>
          </draw:ellipse>
          <draw:ellipse draw:style-name="gr2" draw:text-style-name="P1" draw:layer="layout" svg:width="3.518cm" svg:height="1.111cm" svg:x="9.381cm" svg:y="5.27cm">
            <text:p/>
          </draw:ellipse>
        </draw:g>
        <draw:rect draw:style-name="gr1" draw:text-style-name="P2" draw:layer="layout" svg:width="7.92cm" svg:height="0.887cm" svg:x="7.18cm" svg:y="8.613cm">
          <text:p text:style-name="P1"><text:span text:style-name="T1">Hibernate</text:span></text:p>
        </draw:rect>
        <draw:rect draw:style-name="gr1" draw:text-style-name="P3" draw:layer="layout" svg:width="7.92cm" svg:height="2.232cm" svg:x="7.18cm" svg:y="14.79cm">
          <text:p text:style-name="P1"><text:span text:style-name="T2">Repository</text:span></text:p>
        </draw:rect>
        <draw:rect draw:style-name="gr1" draw:text-style-name="P1" draw:layer="layout" svg:width="7.92cm" svg:height="2.234cm" svg:x="7.18cm" svg:y="19.254cm">
          <text:p text:style-name="P1">(G)UI</text:p>
        </draw:rect>
        <draw:rect draw:style-name="gr1" draw:text-style-name="P1" draw:layer="layout" svg:width="6.705cm" svg:height="2.64cm" draw:transform="skewX (-0.000349065850398866) rotate (1.57271618897209) translate (1.913cm 21.5cm)">
          <text:p text:style-name="P1">Event</text:p>
        </draw:rect>
        <draw:line draw:style-name="gr3" draw:text-style-name="P1" draw:layer="layout" svg:x1="11.14cm" svg:y1="8.613cm" svg:x2="11.14cm" svg:y2="6.38cm">
          <text:p/>
        </draw:line>
        <draw:line draw:style-name="gr3" draw:text-style-name="P1" draw:layer="layout" svg:x1="11.14cm" svg:y1="19.256cm" svg:x2="11.14cm" svg:y2="17.023cm">
          <text:p/>
        </draw:line>
        <draw:line draw:style-name="gr3" draw:text-style-name="P1" draw:layer="layout" svg:x1="11.14cm" svg:y1="14.79cm" svg:x2="11.14cm" svg:y2="12.557cm">
          <text:p/>
        </draw:line>
        <draw:line draw:style-name="gr3" draw:text-style-name="P1" draw:layer="layout" svg:x1="7.136cm" svg:y1="15.906cm" svg:x2="4.496cm" svg:y2="15.906cm">
          <text:p/>
        </draw:line>
        <draw:frame draw:style-name="gr4" draw:text-style-name="P4" draw:layer="layout" svg:width="1.382cm" svg:height="0.888cm" svg:x="5.427cm" svg:y="14.939cm">
          <draw:text-box>
            <text:p text:style-name="P1"><text:span text:style-name="T3">fire</text:span></text:p>
          </draw:text-box>
        </draw:frame>
        <draw:frame draw:style-name="gr5" draw:text-style-name="P5" draw:layer="layout" svg:width="1.73cm" svg:height="1.19cm" svg:x="5cm" svg:y="19.445cm">
          <draw:text-box>
            <text:p><text:span text:style-name="T3">listen</text:span></text:p>
          </draw:text-box>
        </draw:frame>
        <draw:line draw:style-name="gr3" draw:text-style-name="P1" draw:layer="layout" svg:x1="4.542cm" svg:y1="20.372cm" svg:x2="7.182cm" svg:y2="20.372cm">
          <text:p/>
        </draw:line>
        <draw:frame draw:style-name="gr6" draw:text-style-name="P5" draw:layer="layout" svg:width="2.103cm" svg:height="0.85cm" svg:x="11.401cm" svg:y="17.8cm">
          <draw:text-box>
            <text:p><text:span text:style-name="T3">CRUD</text:span></text:p>
          </draw:text-box>
        </draw:frame>
        <draw:rect draw:style-name="gr1" draw:text-style-name="P2" draw:layer="layout" svg:width="7.92cm" svg:height="0.886cm" svg:x="7.18cm" svg:y="11.714cm">
          <text:p text:style-name="P1"><text:span text:style-name="T1">JPA</text:span></text:p>
        </draw:rect>
        <draw:line draw:style-name="gr3" draw:text-style-name="P1" draw:layer="layout" svg:x1="11.14cm" svg:y1="11.714cm" svg:x2="11.14cm" svg:y2="9.481cm">
          <text:p/>
        </draw:line>
        <draw:custom-shape draw:style-name="gr7" draw:text-style-name="P1" draw:layer="layout" svg:width="12.9cm" svg:height="1.5cm" draw:transform="rotate (1.5707963267949) translate (16.9cm 21.5cm)">
          <text:p text:style-name="P1">Entiti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5.1cm" svg:y1="12.1cm" svg:x2="16.9cm" svg:y2="12.1cm">
          <text:p/>
        </draw:line>
        <draw:line draw:style-name="gr8" draw:text-style-name="P1" draw:layer="layout" svg:x1="15.1cm" svg:y1="9cm" svg:x2="16.9cm" svg:y2="9cm">
          <text:p/>
        </draw:line>
        <draw:line draw:style-name="gr8" draw:text-style-name="P1" draw:layer="layout" svg:x1="15.1cm" svg:y1="15.8cm" svg:x2="16.9cm" svg:y2="15.8cm">
          <text:p/>
        </draw:line>
        <draw:line draw:style-name="gr8" draw:text-style-name="P1" draw:layer="layout" svg:x1="15.1cm" svg:y1="20.3cm" svg:x2="16.9cm" svg:y2="20.3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Ludwig</meta:initial-creator>
    <meta:creation-date>2014-02-19T10:43:40.66</meta:creation-date>
    <dc:date>2014-02-25T08:30:43.14</dc:date>
    <meta:editing-duration>PT23M44S</meta:editing-duration>
    <meta:editing-cycles>4</meta:editing-cycles>
    <meta:generator>LibreOffice/3.4$Win32 LibreOffice_project/340m1$Build-402</meta:generator>
    <meta:document-statistic meta:object-count="23"/>
  </office:meta>
</office:document-meta>
</file>